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111a6" officeooo:paragraph-rsid="000111a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0111a6" officeooo:paragraph-rsid="000111a6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111a6" officeooo:paragraph-rsid="00043c10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officeooo:rsid="000111a6" officeooo:paragraph-rsid="000111a6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text-properties officeooo:paragraph-rsid="0006e967"/>
    </style:style>
    <style:style style:name="P6" style:family="paragraph" style:parent-style-name="Standard" style:list-style-name="L1">
      <style:text-properties fo:font-size="12pt" fo:font-weight="normal" officeooo:rsid="0003d47b" officeooo:paragraph-rsid="00082e19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text-properties fo:font-size="12pt" fo:font-weight="normal" officeooo:rsid="0003d47b" officeooo:paragraph-rsid="000b03e6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text-properties fo:font-size="12pt" fo:font-weight="normal" officeooo:rsid="000111a6" officeooo:paragraph-rsid="0003d47b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text-properties fo:font-size="12pt" fo:font-weight="normal" officeooo:rsid="000111a6" officeooo:paragraph-rsid="001110d7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text-properties fo:font-size="12pt" fo:font-weight="normal" officeooo:rsid="000111a6" officeooo:paragraph-rsid="000111a6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text-properties fo:font-size="12pt" fo:font-weight="normal" officeooo:rsid="000111a6" officeooo:paragraph-rsid="0013bb34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111a6" officeooo:paragraph-rsid="0003d47b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111a6" officeooo:paragraph-rsid="000111a6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7a82a" officeooo:paragraph-rsid="0003d47b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text-properties fo:font-size="12pt" fo:font-weight="normal" officeooo:rsid="000cb5bd" officeooo:paragraph-rsid="000cb5bd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text-properties fo:font-size="12pt" fo:font-weight="normal" officeooo:rsid="0012208a" officeooo:paragraph-rsid="0012208a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text-properties fo:font-size="12pt" fo:font-weight="normal" officeooo:rsid="0014b359" officeooo:paragraph-rsid="0014b359" style:font-size-asian="10.5pt" style:font-weight-asian="normal" style:font-size-complex="12pt" style:font-weight-complex="normal"/>
    </style:style>
    <style:style style:name="P18" style:family="paragraph" style:parent-style-name="Standard" style:list-style-name="L4">
      <style:text-properties fo:font-size="12pt" fo:font-weight="normal" officeooo:rsid="001a66bd" officeooo:paragraph-rsid="001a66bd" style:font-size-asian="10.5pt" style:font-weight-asian="normal" style:font-size-complex="12pt" style:font-weight-complex="normal"/>
    </style:style>
    <style:style style:name="P19" style:family="paragraph" style:parent-style-name="Standard" style:list-style-name="L4">
      <style:text-properties fo:font-size="12pt" fo:font-weight="normal" officeooo:rsid="00163060" officeooo:paragraph-rsid="001a66bd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63060" officeooo:paragraph-rsid="001c61e6" style:font-size-asian="10.5pt" style:font-weight-asian="normal" style:font-size-complex="12pt" style:font-weight-complex="normal"/>
    </style:style>
    <style:style style:name="P21" style:family="paragraph" style:parent-style-name="Standard" style:list-style-name="L4">
      <style:text-properties officeooo:paragraph-rsid="001c61e6"/>
    </style:style>
    <style:style style:name="P22" style:family="paragraph" style:parent-style-name="Standard" style:list-style-name="L1">
      <style:text-properties fo:font-weight="normal" officeooo:rsid="003f06cb" officeooo:paragraph-rsid="0006e967" style:font-weight-asian="normal" style:font-weight-complex="normal"/>
    </style:style>
    <style:style style:name="P23" style:family="paragraph" style:parent-style-name="Standard" style:list-style-name="L1">
      <style:text-properties fo:font-weight="normal" officeooo:rsid="003e322e" officeooo:paragraph-rsid="0006e967" style:font-weight-asian="normal" style:font-weight-complex="normal"/>
    </style:style>
    <style:style style:name="P24" style:family="paragraph" style:parent-style-name="Standard" style:list-style-name="L3">
      <style:text-properties fo:font-weight="normal" officeooo:paragraph-rsid="0016ab10" style:font-weight-asian="normal" style:font-weight-complex="normal"/>
    </style:style>
    <style:style style:name="T1" style:family="text">
      <style:text-properties officeooo:rsid="0007a82a"/>
    </style:style>
    <style:style style:name="T2" style:family="text">
      <style:text-properties officeooo:rsid="00023e49"/>
    </style:style>
    <style:style style:name="T3" style:family="text">
      <style:text-properties fo:font-weight="normal" officeooo:rsid="003fdc46" style:font-weight-asian="normal" style:font-weight-complex="normal"/>
    </style:style>
    <style:style style:name="T4" style:family="text">
      <style:text-properties fo:font-weight="normal" officeooo:rsid="000814bf" style:font-weight-asian="normal" style:font-weight-complex="normal"/>
    </style:style>
    <style:style style:name="T5" style:family="text">
      <style:text-properties officeooo:rsid="003f7778"/>
    </style:style>
    <style:style style:name="T6" style:family="text">
      <style:text-properties officeooo:rsid="0006e967"/>
    </style:style>
    <style:style style:name="T7" style:family="text">
      <style:text-properties officeooo:rsid="0009ffb4"/>
    </style:style>
    <style:style style:name="T8" style:family="text">
      <style:text-properties officeooo:rsid="00105ffb"/>
    </style:style>
    <style:style style:name="T9" style:family="text">
      <style:text-properties officeooo:rsid="001110d7"/>
    </style:style>
    <style:style style:name="T10" style:family="text">
      <style:text-properties officeooo:rsid="0013b8bd"/>
    </style:style>
    <style:style style:name="T11" style:family="text">
      <style:text-properties officeooo:rsid="00552cdc"/>
    </style:style>
    <style:style style:name="T12" style:family="text">
      <style:text-properties fo:font-style="italic" officeooo:rsid="004bec59" style:font-style-asian="italic" style:font-style-complex="italic"/>
    </style:style>
    <style:style style:name="T13" style:family="text">
      <style:text-properties fo:font-style="italic" officeooo:rsid="00395652" style:font-style-asian="italic" style:font-style-complex="italic"/>
    </style:style>
    <style:style style:name="T14" style:family="text">
      <style:text-properties officeooo:rsid="004f700f"/>
    </style:style>
    <style:style style:name="T15" style:family="text">
      <style:text-properties officeooo:rsid="0022c30b"/>
    </style:style>
    <style:style style:name="T16" style:family="text">
      <style:text-properties officeooo:rsid="004978b7"/>
    </style:style>
    <style:style style:name="T17" style:family="text">
      <style:text-properties officeooo:rsid="00395652"/>
    </style:style>
    <style:style style:name="T18" style:family="text">
      <style:text-properties officeooo:rsid="004a6e25"/>
    </style:style>
    <style:style style:name="T19" style:family="text">
      <style:text-properties fo:font-size="12pt" officeooo:rsid="004f700f" style:font-size-asian="10.5pt" style:font-size-complex="12pt"/>
    </style:style>
    <style:style style:name="T20" style:family="text">
      <style:text-properties fo:font-size="12pt" officeooo:rsid="0014b359" style:font-size-asian="10.5pt" style:font-size-complex="12pt"/>
    </style:style>
    <style:style style:name="T21" style:family="text">
      <style:text-properties fo:font-size="12pt" fo:font-weight="normal" officeooo:rsid="00163060" style:font-size-asian="10.5pt" style:font-weight-asian="normal" style:font-size-complex="12pt" style:font-weight-complex="normal"/>
    </style:style>
    <style:style style:name="T22" style:family="text">
      <style:text-properties officeooo:rsid="001895ec"/>
    </style:style>
    <style:style style:name="T23" style:family="text">
      <style:text-properties officeooo:rsid="001b4914"/>
    </style:style>
    <style:style style:name="T24" style:family="text">
      <style:text-properties officeooo:rsid="001c6f27"/>
    </style:style>
    <style:style style:name="T25" style:family="text">
      <style:text-properties officeooo:rsid="001630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chenbericht vom 19.03.2015 – 26.03.2015</text:p>
      <text:p text:style-name="P4"/>
      <text:p text:style-name="P14">20. März 2015 – Sonnenfinsternis</text:p>
      <text:list xml:id="list6048840348322836762" text:style-name="L1">
        <text:list-item>
          <text:p text:style-name="P23">Frühlingsbeginn (auf der Nordhalbkugel)</text:p>
        </text:list-item>
        <text:list-item>
          <text:p text:style-name="P22">mit &gt; 400 Kilometer <text:span text:style-name="T6">relativ </text:span><text:s/>breit (flacher Winkel → la<text:span text:style-name="T5">e</text:span>ngere Schatten)</text:p>
        </text:list-item>
        <text:list-item>
          <text:p text:style-name="P5"><text:span text:style-name="T3">Total</text:span><text:span text:style-name="T4">e Finsternis</text:span><text:span text:style-name="T3">: <text:s/>Neufundland, Grönland, Island, Färöer-Inseln und Spitzbergen</text:span></text:p>
        </text:list-item>
        <text:list-item>
          <text:p text:style-name="P6">Die <text:span text:style-name="T7">Sonnenf</text:span>insternis war von Europa, Nordafrika, dem westlichen und nördlichen Asien und Grönland zu sehen</text:p>
        </text:list-item>
        <text:list-item>
          <text:p text:style-name="P7">Die größte Bedeckung in Deutschland gab es am Ellenbogen bei List auf Sylt mit 83,1 Prozent.</text:p>
        </text:list-item>
      </text:list>
      <text:p text:style-name="P4"/>
      <text:p text:style-name="P12">24. März 2015 - längere Öffnungszeiten <text:span text:style-name="T1">fuer 300 Schulen</text:span></text:p>
      <text:list xml:id="list6620731559455240890" text:style-name="L2">
        <text:list-item>
          <text:p text:style-name="P8">Ganztagsbetreuung <text:span text:style-name="T2">in </text:span>Grund- und Förderschulen</text:p>
        </text:list-item>
        <text:list-item>
          <text:p text:style-name="P15">bisher eher <text:span text:style-name="T8">chaotisch</text:span></text:p>
        </text:list-item>
        <text:list-item>
          <text:p text:style-name="P9">Ganztagsbetreuung <text:span text:style-name="T9">teilweise bis 18 Uhr</text:span></text:p>
        </text:list-item>
        <text:list-item>
          <text:p text:style-name="P16">auch <text:s/>Ferienbetreuung moeglich</text:p>
        </text:list-item>
      </text:list>
      <text:p text:style-name="P4"/>
      <text:p text:style-name="P2"><text:span text:style-name="T1">25. März 2015</text:span> - GNOME 3.16 Released</text:p>
      <text:list xml:id="list730541490569023510" text:style-name="L3">
        <text:list-item>
          <text:p text:style-name="P10">6 Monate Entwicklungszeit</text:p>
        </text:list-item>
        <text:list-item>
          <text:p text:style-name="P11">33,525 <text:span text:style-name="T11">Veraenderungen</text:span> <text:span text:style-name="T11">von</text:span> 1043 <text:span text:style-name="T11">A</text:span>uthor<text:span text:style-name="T11">en</text:span></text:p>
        </text:list-item>
        <text:list-item>
          <text:p text:style-name="P17"><text:span text:style-name="T22">V</text:span>orzuege:</text:p>
          <text:list>
            <text:list-item>
              <text:p text:style-name="P24"><text:span text:style-name="T15">GTK+ support fuer OpenGL</text:span></text:p>
            </text:list-item>
            <text:list-item>
              <text:p text:style-name="P24"><text:span text:style-name="T16">neue</text:span> GLib <text:span text:style-name="T16">R</text:span>eferen<text:span text:style-name="T16">z fuer besseres Debugging</text:span></text:p>
            </text:list-item>
            <text:list-item>
              <text:p text:style-name="P24"><text:span text:style-name="T17">builder (gnome ide)</text:span></text:p>
            </text:list-item>
            <text:list-item>
              <text:p text:style-name="P24"><text:span text:style-name="T18">besserer Kalender</text:span></text:p>
            </text:list-item>
            <text:list-item>
              <text:p text:style-name="P24"><text:span text:style-name="T18">neues eBook management tool</text:span></text:p>
            </text:list-item>
            <text:list-item>
              <text:p text:style-name="P24"><text:span text:style-name="T19">brandneues</text:span><text:span text:style-name="T20"> </text:span><text:span text:style-name="T19">Benachrichtigungs</text:span><text:span text:style-name="T20">system</text:span></text:p>
            </text:list-item>
          </text:list>
        </text:list-item>
      </text:list>
      <text:p text:style-name="P2"/>
      <text:p text:style-name="P3"><text:span text:style-name="T1">25. März 2015</text:span> – Houthi-Rebellen</text:p>
      <text:list xml:id="list5116561634455595050" text:style-name="L4">
        <text:list-item>
          <text:p text:style-name="P18">Situation</text:p>
          <text:list>
            <text:list-item>
              <text:p text:style-name="P19">Im Jemen herrschen seit Jahren politisches Chaos und Gewalt.</text:p>
            </text:list-item>
            <text:list-item>
              <text:p text:style-name="P19">Die Houthi-Rebellen, die aus dem Norden des Landes stammen, waren seit dem Sommer auf Sanaa vorgerückt, im Januar übernahmen sie mit der Einnahme des Präsidentenpalasts die Kontrolle über die Hauptstadt. </text:p>
            </text:list-item>
            <text:list-item>
              <text:p text:style-name="P19">Die Lage eskalierte, nachdem am Freitag bei Bombenanschlägen in der von den Houthi kontrollierten Hauptstadt Sanaa mehr als 130 Menschen getötet wurden.</text:p>
            </text:list-item>
          </text:list>
        </text:list-item>
        <text:list-item>
          <text:p text:style-name="P21"><text:span text:style-name="T25">Die schiitischen Houthi-Rebellen kommen dem Zufluchtsort Aden des Präsidenten Hadi immer näher. Angeblich haben sie den Verteidigungsminister schon festgenommen. Indes ist von Luftangriffen auf den Präsidentenpalast die Rede. </text:span></text:p>
        </text:list-item>
        <text:list-item>
          <text:p text:style-name="P21"><text:span text:style-name="T21">Die schiitischen Houthi-Rebellen haben nach eigenen Angaben angeblich den Verteidigungsminister des Jemen festgenommen. Mahmud al-Subaihi sei in der Stadt Huta gefasst worden, teilte der Sprecher der Rebellen, Mohammed Abdulsalam, am Mittwoch in einem Fernsehsender der Miliz mit.</text:span></text:p>
        </text:list-item>
      </text:list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eor </meta:initial-creator>
    <meta:creation-date>2015-03-25T17:57:04.044869696</meta:creation-date>
    <dc:date>2015-03-25T20:04:45.604559576</dc:date>
    <dc:creator>adeor </dc:creator>
    <meta:editing-duration>PT11M28S</meta:editing-duration>
    <meta:editing-cycles>26</meta:editing-cycles>
    <meta:generator>LibreOffice/4.2.7.2$Linux_X86_64 LibreOffice_project/420m0$Build-2</meta:generator>
    <meta:document-statistic meta:table-count="0" meta:image-count="0" meta:object-count="0" meta:page-count="1" meta:paragraph-count="29" meta:word-count="279" meta:character-count="1907" meta:non-whitespace-character-count="1673"/>
  </office:meta>
</office:document-meta>
</file>